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18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</style:style>
    <style:style style:name="P19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20" style:family="paragraph" style:parent-style-name="Preformatted_20_Text">
      <style:text-properties officeooo:paragraph-rsid="0051d12e"/>
    </style:style>
    <style:style style:name="P2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22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546f9"/>
    </style:style>
    <style:style style:name="P23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24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25" style:family="paragraph" style:parent-style-name="Preformatted_20_Text">
      <style:paragraph-properties fo:break-before="page"/>
      <style:text-properties officeooo:rsid="0004ada2" officeooo:paragraph-rsid="005f0f60"/>
    </style:style>
    <style:style style:name="P26" style:family="paragraph" style:parent-style-name="Standard">
      <style:text-properties officeooo:rsid="001e31d8" officeooo:paragraph-rsid="005f0f60"/>
    </style:style>
    <style:style style:name="P27" style:family="paragraph" style:parent-style-name="Standard">
      <style:text-properties officeooo:rsid="001fbce4" officeooo:paragraph-rsid="005f0f60"/>
    </style:style>
    <style:style style:name="P28" style:family="paragraph" style:parent-style-name="Standard">
      <style:text-properties officeooo:paragraph-rsid="005f0f60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35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officeooo:rsid="004f8971" officeooo:paragraph-rsid="001e6ad8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47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48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5ba398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1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2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3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4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35" style:family="text">
      <style:text-properties fo:font-variant="normal" fo:text-transform="none" fo:color="#393f49" style:font-name="Roboto Mon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36" style:family="text">
      <style:text-properties fo:font-variant="normal" fo:text-transform="none" fo:color="#393f49" style:font-name="Roboto Mono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37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38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39" style:family="text">
      <style:text-properties fo:font-variant="normal" fo:text-transform="none" fo:color="#393f49" style:font-name="Roboto Mono" fo:font-size="10.5pt" fo:letter-spacing="normal" fo:font-style="normal" fo:font-weight="normal" officeooo:rsid="0057e82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0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41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42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43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44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45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6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47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8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49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50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51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52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3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4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55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56" style:family="text">
      <style:text-properties officeooo:rsid="003d39cf"/>
    </style:style>
    <style:style style:name="T57" style:family="text">
      <style:text-properties officeooo:rsid="003f228b"/>
    </style:style>
    <style:style style:name="T58" style:family="text">
      <style:text-properties officeooo:rsid="003f7c8f"/>
    </style:style>
    <style:style style:name="T59" style:family="text">
      <style:text-properties officeooo:rsid="004179c4"/>
    </style:style>
    <style:style style:name="T60" style:family="text">
      <style:text-properties officeooo:rsid="004eea4f"/>
    </style:style>
    <style:style style:name="T61" style:family="text">
      <style:text-properties officeooo:rsid="004f8971"/>
    </style:style>
    <style:style style:name="T62" style:family="text">
      <style:text-properties officeooo:rsid="005546f9"/>
    </style:style>
    <style:style style:name="T63" style:family="text">
      <style:text-properties fo:color="#393f49" style:font-name="Roboto Mono" fo:background-color="transparent" loext:char-shading-value="0" style:font-size-asian="10.5pt" style:font-size-complex="10.5pt" loext:padding="0in" loext:border="none"/>
    </style:style>
    <style:style style:name="T64" style:family="text">
      <style:text-properties officeooo:rsid="005ba398"/>
    </style:style>
    <style:style style:name="T65" style:family="text">
      <style:text-properties officeooo:rsid="001fbce4"/>
    </style:style>
    <style:style style:name="T66" style:family="text">
      <style:text-properties officeooo:rsid="0061abf9"/>
    </style:style>
    <style:style style:name="T67" style:family="text">
      <style:text-properties officeooo:rsid="00639b93"/>
    </style:style>
  </office:automatic-styles>
  <office:body>
    <office:text text:use-soft-page-breaks="true">
      <office:forms form:automatic-focus="false" form:apply-design-mode="false"/>
      <text:tracked-changes>
        <text:changed-region xml:id="ct94135446603376" text:id="ct94135446603376">
          <text:deletion>
            <office:change-info>
              <dc:creator>Unknown Author</dc:creator>
              <dc:date>2024-04-10T17:42:30</dc:date>
            </office:change-info>
            <text:p text:style-name="P13"/>
            <text:p text:style-name="P45"><text:span text:style-name="T5">B</text:span><text:span text:style-name="T1">uild docker image for inventory-service</text:span></text:p>
            <text:p text:style-name="P14">1. Билдиш проекта</text:p>
            <text:p text:style-name="P14">2. Копираш Джара в Докер папката</text:p>
            <text:p text:style-name="P45"><text:span text:style-name="T1">3. рънваш docker build -t </text:span><text:span text:style-name="T5">dpm6/</text:span><text:span text:style-name="T1">inventory:1.0.0-SNAPSHOT .</text:span></text:p>
            <text:p text:style-name="P14"/>
            <text:p text:style-name="P40"/>
          </text:deletion>
        </text:changed-region>
        <text:changed-region xml:id="ct94135347871744" text:id="ct94135347871744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135420043808" text:id="ct94135420043808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135453456016" text:id="ct94135453456016">
          <text:deletion>
            <office:change-info>
              <dc:creator>Unknown Author</dc:creator>
              <dc:date>2024-04-10T17:43:10</dc:date>
            </office:change-info>
            <text:p text:style-name="P1"><text:span text:style-name="T1"/></text:p>
            <text:p text:style-name="P15"/>
            <text:p text:style-name="P1"><text:span text:style-name="T1">docker build -t inventory:1.0.0-SNAPSHOT .</text:span></text:p>
          </text:deletion>
        </text:changed-region>
        <text:changed-region xml:id="ct94135347883024" text:id="ct94135347883024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135420312560" text:id="ct94135420312560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135395214992" text:id="ct94135395214992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135446141168" text:id="ct94135446141168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135460271104" text:id="ct94135460271104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135420191344" text:id="ct94135420191344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135436218752" text:id="ct94135436218752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135451195616" text:id="ct94135451195616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docker start postgres pgadmin <text:span text:style-name="T60">mongo-</text:span><text:span text:style-name="T61">profile mongo-purchase</text:span></text:p>
      <text:p text:style-name="P34"/>
      <text:p text:style-name="P35">--------------------</text:p>
      <text:p text:style-name="P19"/>
      <text:p text:style-name="P19">docker network create postgres-network</text:p>
      <text:p text:style-name="P19"/>
      <text:p text:style-name="P18"><text:span text:style-name="T2">docker run --name pgadmin -p 5050:80 -e 'PGADMIN_CONFIG_SERVER_MODE=False' -e 'PGADMIN_DEFAULT_EMAIL=admin@admin.com' -e 'PGADMIN_DEFAULT_PASSWORD=password' -d --</text:span><text:span text:style-name="T3">network postgres-network</text:span><text:span text:style-name="T2"> dpage/pgadmin4:7.6</text:span></text:p>
      <text:p text:style-name="P3"/>
      <text:p text:style-name="P1"><text:span text:style-name="T1">docker run -d --name postgres -e POSTGRES_PASSWORD=password -p 5432:5432 </text:span><text:span text:style-name="T2">--</text:span><text:span text:style-name="T3">network postgres-network</text:span><text:span text:style-name="T2"> </text:span><text:span text:style-name="T1">postgres:15.4</text:span></text:p>
      <text:p text:style-name="P44"><text:span text:style-name="T1"/></text:p>
      <text:p text:style-name="P44"><text:span text:style-name="T1">--------------------------------</text:span></text:p>
      <text:p text:style-name="P44"><text:span text:style-name="T1"/></text:p>
      <text:p text:style-name="P4"/>
      <text:p text:style-name="P10">docker network create mongo-<text:span text:style-name="T62">profile-</text:span><text:span text:style-name="T64">network</text:span></text:p>
      <text:p text:style-name="P32"/>
      <text:p text:style-name="P10"/>
      <text:p text:style-name="P20"><text:span text:style-name="Source_20_Text"><text:span text:style-name="T32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37">-</text:span></text:span><text:span text:style-name="Source_20_Text"><text:span text:style-name="T38">v /home/dpm/CodingProjects/OnlineShop/accounts/create_user.js:/</text:span></text:span><text:span text:style-name="Source_20_Text"><text:span text:style-name="T47">docker-entrypoint-initdb.d/c</text:span></text:span><text:span text:style-name="Source_20_Text"><text:span text:style-name="T38">reate_user.js <text:s/></text:span></text:span><text:span text:style-name="Source_20_Text"><text:span text:style-name="T15">-p </text:span></text:span><text:span text:style-name="Source_20_Text"><text:span text:style-name="T16">27017:27017</text:span></text:span><text:span text:style-name="Source_20_Text"><text:span text:style-name="T15"> <text:s/></text:span></text:span><text:span text:style-name="Source_20_Text"><text:span text:style-name="T32">--name mongo-</text:span></text:span><text:span text:style-name="Source_20_Text"><text:span text:style-name="T36">profile</text:span></text:span><text:span text:style-name="Source_20_Text"><text:span text:style-name="T32"> -</text:span></text:span><text:span text:style-name="Source_20_Text"><text:span text:style-name="T33">e </text:span></text:span><text:span text:style-name="Source_20_Text"><text:span text:style-name="T46">MONGO_INITDB_DATABASE</text:span></text:span><text:span text:style-name="Source_20_Text"><text:span text:style-name="T33">=profile_db</text:span></text:span><text:span text:style-name="Source_20_Text"><text:span text:style-name="T32"> </text:span></text:span><text:span text:style-name="Source_20_Text"><text:span text:style-name="T34">mongo:7.0.7-jammy</text:span></text:span></text:p>
      <text:p text:style-name="P9"/>
      <text:p text:style-name="P9"/>
      <text:p text:style-name="P4"/>
      <text:p text:style-name="P4">----------------------</text:p>
      <text:p text:style-name="P4"/>
      <text:p text:style-name="P31"/>
      <text:p text:style-name="P33">docker network create mongo-purchase-<text:span text:style-name="T62">network</text:span></text:p>
      <text:p text:style-name="P33"/>
      <text:p text:style-name="P22"><text:span text:style-name="Source_20_Text"><text:span text:style-name="T32">docker run -d --network </text:span></text:span><text:span text:style-name="Source_20_Text"><text:span text:style-name="T19">mongo-</text:span></text:span><text:span text:style-name="Source_20_Text"><text:span text:style-name="T17">purchase-network</text:span></text:span><text:span text:style-name="Source_20_Text"><text:span text:style-name="T20"> </text:span></text:span><text:span text:style-name="Source_20_Text"><text:span text:style-name="T37">-</text:span></text:span><text:span text:style-name="Source_20_Text"><text:span text:style-name="T38">v /home/dpm/CodingProjects/OnlineShop/Purchase/create_user.js:/</text:span></text:span><text:span text:style-name="Source_20_Text"><text:span text:style-name="T47">docker-entrypoint-initdb.d/c</text:span></text:span><text:span text:style-name="Source_20_Text"><text:span text:style-name="T38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</text:span></text:span><text:span text:style-name="Source_20_Text"><text:span text:style-name="T18">7</text:span></text:span><text:span text:style-name="Source_20_Text"><text:span text:style-name="T15"> <text:s/></text:span></text:span><text:span text:style-name="Source_20_Text"><text:span text:style-name="T32">--name mongo-</text:span></text:span><text:span text:style-name="Source_20_Text"><text:span text:style-name="T36">purchase </text:span></text:span><text:span text:style-name="Source_20_Text"><text:span text:style-name="T32">-</text:span></text:span><text:span text:style-name="Source_20_Text"><text:span text:style-name="T33">e </text:span></text:span><text:span text:style-name="Source_20_Text"><text:span text:style-name="T46">MONGO_INITDB_DATABASE</text:span></text:span><text:span text:style-name="Source_20_Text"><text:span text:style-name="T33">=</text:span></text:span><text:span text:style-name="Source_20_Text"><text:span text:style-name="T39">purchase</text:span></text:span><text:span text:style-name="Source_20_Text"><text:span text:style-name="T33">_db</text:span></text:span><text:span text:style-name="Source_20_Text"><text:span text:style-name="T32"> </text:span></text:span><text:span text:style-name="Source_20_Text"><text:span text:style-name="T35">mongo:7.0.7-jammy</text:span></text:span></text:p>
      <text:p text:style-name="P21"><text:span text:style-name="Source_20_Text"><text:span text:style-name="T63"/></text:span></text:p>
      <text:p text:style-name="P33">-----------------------------</text:p>
      <text:p text:style-name="P4"/>
      <text:p text:style-name="P16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0">SPRING_DATASOURCE_URL</text:span><text:span text:style-name="T31">=</text:span><text:span text:style-name="T55">jdbc:postgresql://postgres:5432/postgres</text:span><text:span text:style-name="T31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13"/>
      <text:p text:style-name="P13"/>
      <text:p text:style-name="P13">-------------------</text:p>
      <text:p text:style-name="P13"/>
      <text:p text:style-name="P40"><text:change text:change-id="ct94135446603376"/></text:p>
      <text:p text:style-name="P14"><text:change-start text:change-id="ct94135347871744"/></text:p>
      <text:p text:style-name="P14"/>
      <text:p text:style-name="P14"><text:change-end text:change-id="ct94135347871744"/></text:p>
      <text:p text:style-name="P15"><text:soft-page-break/>---------------</text:p>
      <text:p text:style-name="P15"/>
      <text:p text:style-name="P15">DROP Schema</text:p>
      <text:p text:style-name="P15"/>
      <text:p text:style-name="P15"/>
      <text:p text:style-name="P15">DROP SCHEMA IF EXISTS public CASCADE;</text:p>
      <text:p text:style-name="P15"/>
      <text:p text:style-name="P15">CREATE SCHEMA public;<text:change-start text:change-id="ct94135420043808"/></text:p>
      <text:p text:style-name="P15"/>
      <text:p text:style-name="P1"><text:change-end text:change-id="ct94135420043808"/><text:change text:change-id="ct94135453456016"/><text:change-start text:change-id="ct94135347883024"/><text:span text:style-name="T67">ssssssssssssssssssssssss</text:span></text:p>
      <text:p text:style-name="P4"/>
      <text:p text:style-name="P4"/>
      <text:p text:style-name="P4"/>
      <text:p text:style-name="P36"/>
      <text:p text:style-name="P36">-------------</text:p>
      <text:p text:style-name="P36">./gradlew clean build -x test</text:p>
      <text:p text:style-name="P36"/>
      <text:p text:style-name="P36"/>
      <text:p text:style-name="P36">docker build . -t dpm6/inventory:1.0.0-SNAPSHOT</text:p>
      <text:p text:style-name="P36"/>
      <text:p text:style-name="P2"><text:span text:style-name="T29">docker build . -t dpm6/</text:span><text:span text:style-name="T28">profiles</text:span><text:span text:style-name="T29">:1.0.0-SNAPSHOT</text:span><text:change-end text:change-id="ct94135347883024"/><text:change-start text:change-id="ct94135420312560"/></text:p>
      <text:p text:style-name="P2"><text:span text:style-name="T29"/></text:p>
      <text:p text:style-name="P2"><text:span text:style-name="T29">docker build . -t dpm6/</text:span><text:span text:style-name="T28">purchases</text:span><text:span text:style-name="T29">:1.0.0-SNAPSHOT</text:span><text:change-end text:change-id="ct94135420312560"/></text:p>
      <text:p text:style-name="P36">---------<text:change-start text:change-id="ct94135395214992"/></text:p>
      <text:p text:style-name="P36"><text:change-end text:change-id="ct94135395214992"/></text:p>
      <text:p text:style-name="P5"/>
      <text:p text:style-name="P5">- Да се проверява за дуплициране при Post</text:p>
      <text:p text:style-name="P5"/>
      <text:p text:style-name="P5"/>
      <text:p text:style-name="P17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7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6"/>
      <text:p text:style-name="P6"/>
      <text:p text:style-name="P5">- <text:span text:style-name="T56">Абстрактен сървис за комуникация с repositroy . Така няма да се пише за всеки клас</text:span></text:p>
      <text:p text:style-name="P5"/>
      <text:p text:style-name="P5">- <text:span text:style-name="T57">Spring data?</text:span></text:p>
      <text:p text:style-name="P5"/>
      <text:p text:style-name="P5">- <text:span text:style-name="T57">Spring data rest?</text:span></text:p>
      <text:p text:style-name="P5"/>
      <text:p text:style-name="P5">- <text:span text:style-name="T58">add pagination??</text:span></text:p>
      <text:p text:style-name="P5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59">JSONVIew </text:span></text:p>
      <text:p text:style-name="P5"/>
      <text:p text:style-name="P1"><text:span text:style-name="T1">- </text:span><text:span text:style-name="T13">swagger</text:span></text:p>
      <text:p text:style-name="P8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11"/>
      <text:p text:style-name="P1"><text:span text:style-name="T14">- </text:span><text:span text:style-name="T22">Spring – bean scopes (for example request)</text:span></text:p>
      <text:p text:style-name="P12"/>
      <text:p text:style-name="P1"><text:soft-page-break/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1"><text:span text:style-name="T25"/></text:p>
      <text:p text:style-name="P1"><text:span text:style-name="T25">- </text:span><text:change-start text:change-id="ct94135446141168"/><text:span text:style-name="T26">ControllerAdvice – </text:span><text:change-end text:change-id="ct94135446141168"/><text:change-start text:change-id="ct94135460271104"/><text:span text:style-name="T26">samo na opredelen kontroller?</text:span></text:p>
      <text:p text:style-name="P1"><text:span text:style-name="T26">- </text:span><text:span text:style-name="T48">"additionalInformation"</text:span><text:span text:style-name="T50">: </text:span><text:span text:style-name="T49">null</text:span><text:span text:style-name="T27"> v error message e null</text:span></text:p>
      <text:p text:style-name="P1"><text:span text:style-name="T27"/></text:p>
      <text:p text:style-name="P26">Check whether an object exists only i.e. get only the id</text:p>
      <text:p text:style-name="P27"/>
      <text:p text:style-name="P28"><text:span text:style-name="T65">ID-тата да са Стрингове и то с префикс ( да се различават)</text:span></text:p>
      <text:p text:style-name="P25"><text:span text:style-name="Source_20_Text"><text:span text:style-name="T41">- </text:span></text:span><text:span text:style-name="Source_20_Text"><text:span text:style-name="T42">Добавяне на Idempotent Key – ако се изпрати пак рикуеста да не се създаде нова поръчка примерно</text:span></text:span></text:p>
      <text:p text:style-name="P24"><text:span text:style-name="Source_20_Text"><text:span text:style-name="T40">– как се съхраняват timestamps в базата?</text:span></text:span><text:change-end text:change-id="ct94135460271104"/><text:change-start text:change-id="ct94135420191344"/></text:p>
      <text:p text:style-name="P24"><text:span text:style-name="Source_20_Text"><text:span text:style-name="T40"/></text:span></text:p>
      <text:p text:style-name="P23"><text:span text:style-name="Source_20_Text"><text:span text:style-name="T40">- </text:span></text:span><text:span text:style-name="Source_20_Text"><text:span text:style-name="T51">removeInventory – </text:span></text:span><text:span text:style-name="Source_20_Text"><text:span text:style-name="T52">kak v </text:span></text:span><text:span text:style-name="Source_20_Text"><text:span text:style-name="T54">inventoryRepository</text:span></text:span></text:p>
      <text:p text:style-name="P43"><text:span text:style-name="Source_20_Text"><text:span text:style-name="T52"><text:s/>da tursq repositorita samo koito imat itemId??? </text:span></text:span><text:span text:style-name="Source_20_Text"><text:span text:style-name="T53">s JPA?</text:span></text:span></text:p>
      <text:p text:style-name="P46"><text:change-end text:change-id="ct94135420191344"/><text:change-start text:change-id="ct94135436218752"/><text:span text:style-name="Source_20_Text"><text:span text:style-name="T40"/></text:span></text:p>
      <text:p text:style-name="P46"><text:span text:style-name="Source_20_Text"><text:span text:style-name="T40"/></text:span></text:p>
      <text:p text:style-name="P43"><text:span text:style-name="Source_20_Text"><text:span text:style-name="T40">- </text:span></text:span><text:span text:style-name="Source_20_Text"><text:span text:style-name="T51">createPurchase</text:span></text:span><text:span text:style-name="Source_20_Text"><text:span text:style-name="T43"> </text:span></text:span><text:span text:style-name="Source_20_Text"><text:span text:style-name="T44">v purchase service mi vrushta typ response ako go </text:span></text:span><text:span text:style-name="Source_20_Text"><text:span text:style-name="T45">ima problem – da go opra</text:span></text:span><text:change-end text:change-id="ct94135436218752"/><text:change-start text:change-id="ct94135451195616"/><text:span text:style-name="Source_20_Text"><text:span text:style-name="T45">vq. Stacktrac ne pomaga изобщо</text:span></text:span><text:change-end text:change-id="ct941354511956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JetBrains Mono" svg:font-family="'JetBrains Mono'"/>
    <style:font-face style:name="Lohit Devanagari1" svg:font-family="'Lohit Devanagari'"/>
    <style:font-face style:name="Roboto Mono" svg:font-family="'Roboto Mono', consolas, monaco, monospace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04-10T17:46:03.211919377</dc:date>
    <meta:editing-duration>P18DT19H53M37S</meta:editing-duration>
    <meta:editing-cycles>63</meta:editing-cycles>
    <meta:document-statistic meta:table-count="0" meta:image-count="0" meta:object-count="0" meta:page-count="4" meta:paragraph-count="51" meta:word-count="366" meta:character-count="3032" meta:non-whitespace-character-count="2712"/>
  </office:meta>
</office:document-meta>
</file>